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sinokolo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1">11/05/2021</text:date>, <text:time>23:49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las </meta:initial-creator>
    <meta:creation-date>2021-01-28T09:18:32.30</meta:creation-date>
    <dc:date>2021-05-11T23:49:01.97</dc:date>
    <meta:editing-duration>PT40S</meta:editing-duration>
    <meta:editing-cycles>2</meta:editing-cycles>
    <meta:generator>OpenOffice/4.1.10$Win32 OpenOffice.org_project/4110m2$Build-9807</meta:generator>
    <meta:document-statistic meta:table-count="3" meta:cell-count="6" meta:object-count="0"/>
  </office:meta>
</office:document-meta>
</file>